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9f2" officeooo:paragraph-rsid="000609f2"/>
    </style:style>
    <style:style style:name="P2" style:family="paragraph" style:parent-style-name="Standard">
      <style:text-properties officeooo:rsid="0007bf38" officeooo:paragraph-rsid="0007b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GitHub</text:p>
      <text:p text:style-name="P1"/>
      <text:p text:style-name="P2">Primer trabalho nesta ferrament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7:24:54.759000000</dc:date>
    <meta:editing-duration>PT5M10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7" meta:character-count="50" meta:non-whitespace-character-count="45"/>
  </office:meta>
</office:document-meta>
</file>